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8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Tabela de Preços</text:p>
          </table:table-cell>
          <table:covered-table-cell table:number-columns-repeated="2" table:style-name="ce6"/>
          <table:covered-table-cell table:style-name="Default"/>
        </table:table-row>
        <table:table-row table:style-name="ro2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11" office:value-type="string" calcext:value-type="string">
            <text:p> Preço com impostos 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([.C3]*[.$B$10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([.C4]*[.$B$10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([.C5]*[.$B$10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([.C6]*[.$B$10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([.C7]*[.$B$10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9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8:25.1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08:17.603000000</dc:date>
    <meta:editing-duration>PT11M15S</meta:editing-duration>
    <meta:editing-cycles>4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